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Three Segments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/>
          <table:table-cell>
            <draw:frame table:end-cell-address="Sheet1.G21" table:end-x="0.7835in" table:end-y="0.1571in" draw:z-index="0" draw:style-name="gr1" draw:text-style-name="P1" svg:width="4.3354in" svg:height="3.5354in" svg:x="0.0043in" svg:y="0in">
              <draw:object draw:notify-on-update-of-ranges="Sheet1.A2:Sheet1.A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O21" table:end-x="0.8492in" table:end-y="0.1677in" draw:z-index="1" draw:style-name="gr1" draw:text-style-name="P1" svg:width="6.2996in" svg:height="3.5354in" svg:x="0.7728in" svg:y="0.0106in">
              <draw:object draw:notify-on-update-of-ranges="Sheet1.A7:Sheet1.A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Four Segments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Five Segments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>
            <text:p>Five Segments Unevent</text:p>
          </table:table-cell>
          <table:table-cell/>
          <table:table-cell>
            <draw:frame table:end-cell-address="Sheet1.J43" table:end-x="0.1039in" table:end-y="0.1575in" draw:z-index="2" draw:style-name="gr1" draw:text-style-name="P1" svg:width="6.2996in" svg:height="3.5354in" svg:x="0.0276in" svg:y="0.0004in">
              <draw:object draw:notify-on-update-of-ranges="Sheet1.A13:Sheet1.A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R44" table:end-x="0.6921in" table:end-y="0.0634in" draw:z-index="3" draw:style-name="gr1" draw:text-style-name="P1" svg:width="6.2984in" svg:height="3.5457in" svg:x="0.6169in" svg:y="0.0736in">
              <draw:object draw:notify-on-update-of-ranges="Sheet1.A25:Sheet1.A2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10/18/2016</text:date>, <text:time>06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3S</meta:editing-duration>
    <meta:editing-cycles>4</meta:editing-cycles>
    <meta:generator>OpenOffice/4.1.1$Win32 OpenOffice.org_project/411m6$Build-9775</meta:generator>
    <dc:date>2016-10-18T06:33:28.90</dc:date>
    <dc:creator>Ed Maurina</dc:creator>
    <meta:document-statistic meta:table-count="3" meta:cell-count="2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13cm" svg:height="8.981cm" xlink:href=".." xlink:type="simple" chart:class="chart:circle" chart:style-name="ch1">
        <chart:plot-area chart:style-name="ch2" table:cell-range-address="Sheet1.A2:Sheet1.A4" svg:x="0.22cm" svg:y="0.672cm" svg:width="10.573cm" svg:height="8.13cm">
          <chartooo:coordinate-region svg:x="1.442cm" svg:y="0.673cm" svg:width="8.129cm" svg:height="8.12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1.A2:Sheet1.A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81cm" xlink:href=".." xlink:type="simple" chart:class="chart:circle" chart:style-name="ch1">
        <chart:plot-area chart:style-name="ch2" table:cell-range-address="Sheet1.A7:Sheet1.A10" svg:x="0.32cm" svg:y="0.672cm" svg:width="15.362cm" svg:height="8.13cm">
          <chartooo:coordinate-region svg:x="3.936cm" svg:y="0.673cm" svg:width="8.129cm" svg:height="8.12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A10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7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1cm" xlink:href=".." xlink:type="simple" chart:class="chart:circle" chart:style-name="ch1">
        <chart:plot-area chart:style-name="ch2" table:cell-range-address="Sheet1.A13:Sheet1.A17" svg:x="0.32cm" svg:y="0.672cm" svg:width="15.362cm" svg:height="8.13cm">
          <chartooo:coordinate-region svg:x="3.936cm" svg:y="0.673cm" svg:width="8.129cm" svg:height="8.12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3:Sheet1.A1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13:Sheet1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circle" chart:style-name="ch1">
        <chart:legend chart:legend-position="end" svg:x="15.059cm" svg:y="3.143cm" style:legend-expansion="high" chart:style-name="ch2"/>
        <chart:plot-area chart:style-name="ch3" table:cell-range-address="Sheet1.A25:Sheet1.A29" svg:x="0.319cm" svg:y="0.675cm" svg:width="14.421cm" svg:height="8.152cm">
          <chartooo:coordinate-region svg:x="3.454cm" svg:y="0.676cm" svg:width="8.151cm" svg:height="8.1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5:Sheet1.A2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5:Sheet1.A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